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6169in" svg:height="1.9307in" svg:x="3.6992in" svg:y="1.563in">
            <draw:object draw:notify-on-update-of-ranges="Optimisation_MPI.F13:Optimisation_MPI.F15 Optimisation_MPI.G13:Optimisation_MPI.G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echanges dupliques MPI</text:p>
          </table:table-cell>
          <table:covered-table-cell table:number-columns-repeated="7"/>
        </table:table-row>
        <table:table-row table:style-name="ro1">
          <table:table-cell table:style-name="ce64"/>
          <table:table-cell table:number-columns-repeated="7"/>
        </table:table-row>
        <table:table-row table:style-name="ro1">
          <table:table-cell office:value-type="string" calcext:value-type="string">
            <text:p>Taille domain = 800 * 160, 1000 i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3" office:value-type="string" calcext:value-type="string">
            <text:p>pas d eff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ille du domaine = 800 x 150, 1000 i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4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69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/>
          <table:table-cell table:style-name="ce69" office:value-type="string" calcext:value-type="string">
            <text:p>with flags</text:p>
          </table:table-cell>
          <table:table-cell table:style-name="ce25" table:formula="of:=[.B14]/[.C14]" office:value-type="float" office:value="2.55102040816327" calcext:value-type="float">
            <text:p>2.55102040816327</text:p>
          </table:table-cell>
          <table:table-cell/>
        </table:table-row>
        <table:table-row table:style-name="ro5"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/>
          <table:table-cell table:style-name="ce70" office:value-type="string" calcext:value-type="string">
            <text:p>Delete comm. Duplication</text:p>
          </table:table-cell>
          <table:table-cell table:style-name="ce25" table:formula="of:=[.B14]/[.D14]" office:value-type="float" office:value="2.65625" calcext:value-type="float">
            <text:p>2.65625</text:p>
          </table:table-cell>
          <table:table-cell/>
        </table:table-row>
        <table:table-row table:style-name="ro1"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barrieres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2:22:42.231431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29T22:46:28.507229377</dc:date>
    <meta:editing-duration>PT12H57M42S</meta:editing-duration>
    <meta:editing-cycles>122</meta:editing-cycles>
    <meta:generator>LibreOffice/6.4.7.2$Linux_X86_64 LibreOffice_project/40$Build-2</meta:generator>
    <meta:document-statistic meta:table-count="3" meta:cell-count="23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24cm" svg:y="-0.528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65cm" svg:y="3.685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6cm" svg:y="4.014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68cm" svg:y="3.842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88cm" svg:height="4.905cm" xlink:href=".." xlink:type="simple" chart:class="chart:bar" chart:style-name="ch1">
        <chart:title svg:x="0.767cm" svg:y="0.234cm" chart:style-name="ch2">
          <text:p>Speed-up obtenu en supprimant les échanges dupliqués
</text:p>
        </chart:title>
        <chart:plot-area chart:style-name="ch3" table:cell-range-address="Optimisation_MPI.F13:Optimisation_MPI.G15" chart:data-source-has-labels="column" svg:x="-0.214cm" svg:y="0.978cm" svg:width="9.253cm" svg:height="3.717cm">
          <chartooo:coordinate-region svg:x="2.498cm" svg:y="0.978cm" svg:width="6.447cm" svg:height="3.07cm"/>
          <chart:axis chart:dimension="x" chart:name="primary-x" chart:style-name="ch4" chartooo:axis-type="auto">
            <chartooo:date-scale/>
            <chart:categories table:cell-range-address="Optimisation_MPI.F13:Optimisation_MPI.F15"/>
          </chart:axis>
          <chart:axis chart:dimension="y" chart:name="primary-y" chart:style-name="ch5">
            <chart:title svg:x="4.946cm" svg:y="4.349cm" chart:style-name="ch6">
              <text:p>Speed-up</text:p>
            </chart:title>
          </chart:axis>
          <chart:series chart:style-name="ch7" chart:values-cell-range-address="Optimisation_MPI.G13:Optimisation_MPI.G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F13:Optimisation_MPI.F15</svg:desc>
                </draw:g>
              </table:table-cell>
              <table:table-cell office:value-type="float" office:value="1">
                <text:p>1</text:p>
                <draw:g>
                  <svg:desc>Optimisation_MPI.G13:Optimisation_MPI.G15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